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e30" officeooo:paragraph-rsid="001dae30"/>
    </style:style>
    <style:style style:name="P2" style:family="paragraph" style:parent-style-name="Standard">
      <style:text-properties officeooo:paragraph-rsid="001dae30"/>
    </style:style>
    <style:style style:name="P3" style:family="paragraph" style:parent-style-name="Standard">
      <style:text-properties fo:font-weight="normal" officeooo:rsid="001dae30" officeooo:paragraph-rsid="001dae30" style:font-weight-asian="normal" style:font-weight-complex="normal"/>
    </style:style>
    <style:style style:name="T1" style:family="text">
      <style:text-properties officeooo:rsid="001dae3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ae3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9 :</text:p>
      <text:p text:style-name="P1"/>
      <text:p text:style-name="P2"><text:span text:style-name="T1">1/ </text:span></text:p>
      <text:p text:style-name="P2"><text:span text:style-name="T3">La principale différence entre </text:span><text:span text:style-name="Strong_20_Emphasis"><text:span text:style-name="T3">HTTP</text:span></text:span><text:span text:style-name="T3"> et </text:span><text:span text:style-name="Strong_20_Emphasis"><text:span text:style-name="T3">HTTPS</text:span></text:span><text:span text:style-name="T3"> réside dans la sécurité. HTTPS utilise un chiffrement SSL/TLS pour sécuriser les échanges de données entre le client et le serveur. En revanche, HTTP ne chiffre pas les données, ce qui les rend vulnérables aux interceptions. </text:span></text:p>
      <text:p text:style-name="P2"><text:span text:style-name="T3"/></text:p>
      <text:p text:style-name="P1"><text:span text:style-name="T3">2/</text:span></text:p>
      <text:p text:style-name="P2"><text:span text:style-name="T3">. </text:span><text:span text:style-name="T4">curl</text:span></text:p>
      <text:p text:style-name="P2"><text:span text:style-name="T3">. </text:span><text:span text:style-name="T4">postman</text:span></text:p>
      <text:p text:style-name="P2"><text:span text:style-name="T4"/></text:p>
      <text:p text:style-name="P1"><text:span text:style-name="T3">3/</text:span></text:p>
      <text:p text:style-name="P1"><text:span text:style-name="T3">. 80 pour http </text:span></text:p>
      <text:p text:style-name="P1"><text:span text:style-name="T3">. 22 pour ssh </text:span></text:p>
      <text:p text:style-name="P1"><text:span text:style-name="T3">. 443 pour https</text:span></text:p>
      <text:p text:style-name="P1"><text:span text:style-name="T3"/></text:p>
      <text:p text:style-name="P1"><text:span text:style-name="T3">4/</text:span></text:p>
      <text:p text:style-name="P1"><text:span text:style-name="T3">Pour activer le parefeu :</text:span></text:p>
      <text:p text:style-name="P1"><text:span text:style-name="T3">sudo ufw enable<text:line-break/></text:span></text:p>
      <text:p text:style-name="P1"><text:span text:style-name="T3">Pour deactiver le parefeu :</text:span></text:p>
      <text:p text:style-name="P1"><text:span text:style-name="T3">sudo ufw disable<text:line-break/></text:span></text:p>
      <text:p text:style-name="P1"><text:span text:style-name="T3">Lister les règles entrantes et sortantes :</text:span></text:p>
      <text:p text:style-name="P1"><text:span text:style-name="T3">sudo ufw status verbose</text:span></text:p>
      <text:p text:style-name="P1"><text:span text:style-name="T3"/></text:p>
      <text:p text:style-name="P1"><text:span text:style-name="T3">5/</text:span></text:p>
      <text:p text:style-name="P1"><text:span text:style-name="T3">Nginx est un serveur web utilisé pour servir des fichiers statiques et comme proxy inverse ou équilibreur de charge pour distribuer le trafic entre plusieurs serveurs. Il est connu pour sa performance et son efficacité. </text:span></text:p>
      <text:p text:style-name="P1"><text:span text:style-name="T3"/></text:p>
      <text:p text:style-name="P1"><text:span text:style-name="T3">6/</text:span></text:p>
      <text:p text:style-name="P1"><text:span text:style-name="Strong_20_Emphasis"><text:span text:style-name="T3">MVC</text:span></text:span><text:span text:style-name="T3"> (Modèle-Vue-Contrôleur) sépare l'application en trois composants : le modèle (données), la vue (interface utilisateur) et le contrôleur (logique). Cela facilite la maintenance, la réutilisation du code et améliore la collaboration. </text:span></text:p>
      <text:p text:style-name="P1"><text:span text:style-name="T3"/></text:p>
      <text:p text:style-name="P2"><text:span text:style-name="T4">7/<text:line-break/></text:span><text:span text:style-name="T3">Les initiales </text:span><text:span text:style-name="Strong_20_Emphasis"><text:span text:style-name="T3">CRUD</text:span></text:span><text:span text:style-name="T3"> correspondent à </text:span><text:span text:style-name="Strong_20_Emphasis"><text:span text:style-name="T3">Créer (Create)</text:span></text:span><text:span text:style-name="T3">, </text:span><text:span text:style-name="Strong_20_Emphasis"><text:span text:style-name="T3">Lire (Read)</text:span></text:span><text:span text:style-name="T3">, </text:span><text:span text:style-name="Strong_20_Emphasis"><text:span text:style-name="T3">Mettre à jour (Update)</text:span></text:span><text:span text:style-name="T3"> et </text:span><text:span text:style-name="Strong_20_Emphasis"><text:span text:style-name="T3">Supprimer (Delete)</text:span></text:span><text:span text:style-name="T3">. </text:span></text:p>
      <text:p text:style-name="P2"><text:span text:style-name="T3"/></text:p>
      <text:p text:style-name="P1"><text:span text:style-name="T3">8/ </text:span></text:p>
      <text:p text:style-name="P1"><text:span text:style-name="T3">Pour effectuer une requête : </text:span></text:p>
      <text:p text:style-name="P1"><text:span text:style-name="T3">curl https://www.google.com<text:line-break/></text:span></text:p>
      <text:p text:style-name="P3"/>
      <text:p text:style-name="P1"><text:span text:style-name="T4"/></text:p>
      <text:p text:style-name="P2"><text:span text:style-name="T4"/></text:p>
      <text:p text:style-name="P2"><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3T12:50:55.998000000</meta:creation-date>
    <dc:date>2025-03-13T13:00:21.215000000</dc:date>
    <meta:editing-duration>PT9M25S</meta:editing-duration>
    <meta:editing-cycles>1</meta:editing-cycles>
    <meta:document-statistic meta:table-count="0" meta:image-count="0" meta:object-count="0" meta:page-count="1" meta:paragraph-count="25" meta:word-count="186" meta:character-count="1134" meta:non-whitespace-character-count="961"/>
    <meta:generator>LibreOffice/24.2.7.2$Windows_X86_64 LibreOffice_project/ee3885777aa7032db5a9b65deec9457448a91162</meta:generator>
  </office:meta>
</office:document-meta>
</file>